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style:text-underline-style="none" officeooo:rsid="000ad50c"/>
    </style:style>
    <style:style style:name="P2" style:family="paragraph" style:parent-style-name="Text_20_body">
      <style:text-properties style:font-name="Times New Roman" style:text-underline-style="none" officeooo:rsid="000c635a" officeooo:paragraph-rsid="000c635a"/>
    </style:style>
    <style:style style:name="P3" style:family="paragraph" style:parent-style-name="Text_20_body">
      <style:text-properties style:font-name="Times New Roman" style:text-underline-style="none" officeooo:rsid="000cd2c6" officeooo:paragraph-rsid="000cd2c6"/>
    </style:style>
    <style:style style:name="P4" style:family="paragraph" style:parent-style-name="Text_20_body">
      <style:text-properties style:font-name="Times New Roman" style:text-underline-style="none" officeooo:rsid="000cd2c6" officeooo:paragraph-rsid="00131d6f"/>
    </style:style>
    <style:style style:name="P5" style:family="paragraph" style:parent-style-name="Text_20_body">
      <style:text-properties style:font-name="Times New Roman" style:text-underline-style="none" officeooo:rsid="000cd2c6" officeooo:paragraph-rsid="0016a3be"/>
    </style:style>
    <style:style style:name="P6" style:family="paragraph" style:parent-style-name="Text_20_body">
      <style:text-properties style:font-name="Times New Roman" style:text-underline-style="none" officeooo:rsid="000e6c67" officeooo:paragraph-rsid="000e6c67"/>
    </style:style>
    <style:style style:name="P7" style:family="paragraph" style:parent-style-name="Text_20_body">
      <style:text-properties style:font-name="Times New Roman" style:text-underline-style="none" officeooo:rsid="000e6c67" officeooo:paragraph-rsid="00131d6f"/>
    </style:style>
    <style:style style:name="P8" style:family="paragraph" style:parent-style-name="Text_20_body">
      <style:text-properties style:font-name="Times New Roman" style:text-underline-style="none" officeooo:rsid="000e6c67" officeooo:paragraph-rsid="0016a3be"/>
    </style:style>
    <style:style style:name="P9" style:family="paragraph" style:parent-style-name="Text_20_body">
      <style:text-properties style:font-name="Times New Roman" style:text-underline-style="none" officeooo:rsid="000ea7f8" officeooo:paragraph-rsid="000e6c67"/>
    </style:style>
    <style:style style:name="P10" style:family="paragraph" style:parent-style-name="Text_20_body">
      <style:text-properties style:font-name="Times New Roman" style:text-underline-style="none" officeooo:rsid="000ea7f8" officeooo:paragraph-rsid="00131d6f"/>
    </style:style>
    <style:style style:name="P11" style:family="paragraph" style:parent-style-name="Text_20_body">
      <style:text-properties style:font-name="Times New Roman" style:text-underline-style="none" officeooo:rsid="00112794" officeooo:paragraph-rsid="001070f0"/>
    </style:style>
    <style:style style:name="P12" style:family="paragraph" style:parent-style-name="Text_20_body">
      <style:text-properties style:font-name="Times New Roman" style:text-underline-style="none" officeooo:rsid="00112794" officeooo:paragraph-rsid="0016ffe0"/>
    </style:style>
    <style:style style:name="P13" style:family="paragraph" style:parent-style-name="Text_20_body">
      <style:text-properties style:font-name="Times New Roman" style:text-underline-style="none" officeooo:rsid="000f37ab" officeooo:paragraph-rsid="00112794"/>
    </style:style>
    <style:style style:name="P14" style:family="paragraph" style:parent-style-name="Text_20_body">
      <style:text-properties style:font-name="Times New Roman" style:text-underline-style="none" officeooo:rsid="001070f0" officeooo:paragraph-rsid="001070f0"/>
    </style:style>
    <style:style style:name="P15" style:family="paragraph" style:parent-style-name="Text_20_body">
      <style:text-properties style:font-name="Times New Roman" style:text-underline-style="none" officeooo:rsid="001070f0" officeooo:paragraph-rsid="0016a3be"/>
    </style:style>
    <style:style style:name="P16" style:family="paragraph" style:parent-style-name="Text_20_body">
      <style:text-properties style:font-name="Times New Roman" style:text-underline-style="none" officeooo:rsid="0016a3be" officeooo:paragraph-rsid="0016a3be"/>
    </style:style>
    <style:style style:name="P17" style:family="paragraph" style:parent-style-name="Text_20_body">
      <style:text-properties style:font-name="Times New Roman" officeooo:rsid="000ad50c" officeooo:paragraph-rsid="000c635a"/>
    </style:style>
    <style:style style:name="P18" style:family="paragraph" style:parent-style-name="Text_20_body">
      <style:text-properties style:font-name="Times New Roman" officeooo:rsid="000ad50c" officeooo:paragraph-rsid="000ad50c"/>
    </style:style>
    <style:style style:name="P19" style:family="paragraph" style:parent-style-name="Text_20_body">
      <style:text-properties style:font-name="Times New Roman" officeooo:rsid="000e6c67" officeooo:paragraph-rsid="000e6c67"/>
    </style:style>
    <style:style style:name="P20" style:family="paragraph" style:parent-style-name="Text_20_body">
      <style:text-properties style:font-name="Times New Roman" officeooo:rsid="000e6c67" officeooo:paragraph-rsid="00131d6f"/>
    </style:style>
    <style:style style:name="P21" style:family="paragraph" style:parent-style-name="Text_20_body">
      <style:text-properties style:font-name="Times New Roman" officeooo:rsid="000e6c67" officeooo:paragraph-rsid="0016a3be"/>
    </style:style>
    <style:style style:name="P22" style:family="paragraph" style:parent-style-name="Text_20_body">
      <style:text-properties style:font-name="Times New Roman" officeooo:rsid="000e6c67" officeooo:paragraph-rsid="0016ffe0"/>
    </style:style>
    <style:style style:name="P23" style:family="paragraph" style:parent-style-name="Text_20_body">
      <style:text-properties style:font-name="Times New Roman" officeooo:rsid="000ed0cb" officeooo:paragraph-rsid="000f37ab"/>
    </style:style>
    <style:style style:name="P24" style:family="paragraph" style:parent-style-name="Text_20_body">
      <style:text-properties style:font-name="Times New Roman" officeooo:rsid="000ed0cb" officeooo:paragraph-rsid="00112794"/>
    </style:style>
    <style:style style:name="P25" style:family="paragraph" style:parent-style-name="Text_20_body">
      <style:text-properties style:font-name="Times New Roman" officeooo:rsid="001070f0" officeooo:paragraph-rsid="00112794"/>
    </style:style>
    <style:style style:name="P26" style:family="paragraph" style:parent-style-name="Text_20_body">
      <style:text-properties style:font-name="Times New Roman" officeooo:rsid="001070f0" officeooo:paragraph-rsid="00131d6f"/>
    </style:style>
    <style:style style:name="P27" style:family="paragraph" style:parent-style-name="Text_20_body">
      <style:text-properties style:font-name="Times New Roman" officeooo:rsid="001070f0" officeooo:paragraph-rsid="0016ffe0"/>
    </style:style>
    <style:style style:name="P28" style:family="paragraph" style:parent-style-name="Text_20_body">
      <style:text-properties style:font-name="Times New Roman" style:text-underline-style="solid" style:text-underline-width="auto" style:text-underline-color="font-color" officeooo:rsid="000cd2c6" officeooo:paragraph-rsid="00131d6f"/>
    </style:style>
    <style:style style:name="P29" style:family="paragraph" style:parent-style-name="Text_20_body">
      <style:text-properties style:font-name="Times New Roman" officeooo:rsid="0019fdab" officeooo:paragraph-rsid="0019fdab"/>
    </style:style>
    <style:style style:name="P30" style:family="paragraph" style:parent-style-name="Text_20_body">
      <style:paragraph-properties fo:break-before="page"/>
      <style:text-properties style:font-name="Times New Roman" style:text-underline-style="none" officeooo:rsid="000ad50c"/>
    </style:style>
    <style:style style:name="P31" style:family="paragraph" style:parent-style-name="Title">
      <style:text-properties style:font-name="Times New Roman" officeooo:rsid="000978eb"/>
    </style:style>
    <style:style style:name="P32" style:family="paragraph" style:parent-style-name="Text_20_body">
      <style:text-properties style:font-name="Times New Roman" style:text-underline-style="none" officeooo:rsid="000f37ab" officeooo:paragraph-rsid="001cc65a"/>
    </style:style>
    <style:style style:name="P33" style:family="paragraph" style:parent-style-name="Text_20_body">
      <style:text-properties style:font-name="Times New Roman" fo:font-size="24pt" style:text-underline-style="none" fo:font-weight="bold" officeooo:rsid="001cc65a" officeooo:paragraph-rsid="001cc65a" style:font-size-asian="24pt" style:font-weight-asian="bold" style:font-size-complex="24pt" style:font-weight-complex="bold"/>
    </style:style>
    <style:style style:name="P34" style:family="paragraph" style:parent-style-name="Text_20_body">
      <style:text-properties style:font-name="Times New Roman" fo:font-size="12pt" style:text-underline-style="none" fo:font-weight="normal" officeooo:rsid="001cc65a" officeooo:paragraph-rsid="001cc65a" style:font-size-asian="10.5pt" style:font-weight-asian="normal" style:font-size-complex="12pt" style:font-weight-complex="normal"/>
    </style:style>
    <style:style style:name="P35" style:family="paragraph" style:parent-style-name="Text_20_body">
      <style:text-properties style:font-name="Times New Roman" fo:font-size="12pt" style:text-underline-style="none" fo:font-weight="normal" officeooo:rsid="001ded17" officeooo:paragraph-rsid="001ded17" style:font-size-asian="10.5pt" style:font-weight-asian="normal" style:font-size-complex="12pt" style:font-weight-complex="normal"/>
    </style:style>
    <style:style style:name="P36" style:family="paragraph" style:parent-style-name="Text_20_body">
      <style:text-properties style:font-name="Times New Roman" fo:font-size="12pt" style:text-underline-style="solid" style:text-underline-width="auto" style:text-underline-color="font-color" fo:font-weight="bold" officeooo:rsid="001cc65a" officeooo:paragraph-rsid="001cc65a" style:font-size-asian="10.5pt" style:font-weight-asian="bold" style:font-size-complex="12pt" style:font-weight-complex="bold"/>
    </style:style>
    <style:style style:name="P37" style:family="paragraph" style:parent-style-name="Text_20_body">
      <style:text-properties style:font-name="Times New Roman" fo:font-size="12pt" style:text-underline-style="solid" style:text-underline-width="auto" style:text-underline-color="font-color" fo:font-weight="bold" officeooo:rsid="001ded17" officeooo:paragraph-rsid="001ded17" style:font-size-asian="10.5pt" style:font-weight-asian="bold" style:font-size-complex="12pt" style:font-weight-complex="bold"/>
    </style:style>
    <style:style style:name="P38" style:family="paragraph" style:parent-style-name="Text_20_body">
      <style:text-properties style:font-name="Times New Roman" fo:font-weight="normal" officeooo:rsid="001cc65a" officeooo:paragraph-rsid="001cc65a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c635a"/>
    </style:style>
    <style:style style:name="T3" style:family="text">
      <style:text-properties style:text-underline-style="none" officeooo:rsid="000ea7f8"/>
    </style:style>
    <style:style style:name="T4" style:family="text">
      <style:text-properties style:text-underline-style="none" officeooo:rsid="000ed0cb"/>
    </style:style>
    <style:style style:name="T5" style:family="text">
      <style:text-properties style:text-underline-style="none" officeooo:rsid="000f37ab"/>
    </style:style>
    <style:style style:name="T6" style:family="text">
      <style:text-properties style:text-underline-style="none" officeooo:rsid="000e6c67"/>
    </style:style>
    <style:style style:name="T7" style:family="text">
      <style:text-properties style:text-underline-style="none" officeooo:rsid="001070f0"/>
    </style:style>
    <style:style style:name="T8" style:family="text">
      <style:text-properties style:text-underline-style="none" officeooo:rsid="00112794"/>
    </style:style>
    <style:style style:name="T9" style:family="text">
      <style:text-properties style:text-underline-style="none" officeooo:rsid="00131d6f"/>
    </style:style>
    <style:style style:name="T10" style:family="text">
      <style:text-properties style:text-underline-style="none" officeooo:rsid="0016a3be"/>
    </style:style>
    <style:style style:name="T11" style:family="text">
      <style:text-properties style:text-underline-style="none" officeooo:rsid="001778ae"/>
    </style:style>
    <style:style style:name="T12" style:family="text">
      <style:text-properties style:text-underline-style="none" officeooo:rsid="0017fdef"/>
    </style:style>
    <style:style style:name="T13" style:family="text">
      <style:text-properties style:text-underline-style="none" officeooo:rsid="0019fdab"/>
    </style:style>
    <style:style style:name="T14" style:family="text">
      <style:text-properties officeooo:rsid="00131d6f"/>
    </style:style>
    <style:style style:name="T15" style:family="text">
      <style:text-properties officeooo:rsid="00151417"/>
    </style:style>
    <style:style style:name="T16" style:family="text">
      <style:text-properties officeooo:rsid="0016a3be"/>
    </style:style>
    <style:style style:name="T17" style:family="text">
      <style:text-properties officeooo:rsid="001cc65a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size="12pt" style:text-underline-style="none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SQL:TPV SUBCONTRATA DE SERVICIOS</text:p>
      <text:p text:style-name="P1"/>
      <text:p text:style-name="P30"/>
      <text:p text:style-name="P17"><text:span text:style-name="T1">DROP DATABASE IF EXIST</text:span><text:span text:style-name="T2">S </text:span><text:span text:style-name="T1">subcontrata;</text:span></text:p>
      <text:p text:style-name="P18"><text:span text:style-name="T2">CREATE DATABASE </text:span><text:span text:style-name="T1">subcontrata; </text:span></text:p>
      <text:p text:style-name="P2">DROP TABLE IF EXISTS empresa<text:span text:style-name="T14">s</text:span>;</text:p>
      <text:p text:style-name="P2">DROP TABLE IF EXISTS contrato<text:span text:style-name="T14">s</text:span>;</text:p>
      <text:p text:style-name="P2">DROP TABLE IF EXISTS servicios;</text:p>
      <text:p text:style-name="P2">DROP TABLE IF EXISTS comprenden;</text:p>
      <text:p text:style-name="P3"/>
      <text:p text:style-name="P3">CREATE TABLE empresas(</text:p>
      <text:p text:style-name="P6"><text:tab/>id INT AUTO_INCREMENT NOT NULL,</text:p>
      <text:p text:style-name="P19"><text:span text:style-name="T1"><text:tab/></text:span><text:span text:style-name="T3">nombre VARCHAR(255) NOT NULL,</text:span></text:p>
      <text:p text:style-name="P9"><text:tab/>direccion VARCHAR(255) NOT NULL,</text:p>
      <text:p text:style-name="P9"><text:tab/>telefono VARCHAR(14) NOT NULL,</text:p>
      <text:p text:style-name="P9"><text:tab/>correo VARCHAR(100) NOT NULL,</text:p>
      <text:p text:style-name="P22"><text:span text:style-name="T3"><text:tab/>CONSTRAINT </text:span><text:span text:style-name="T4">pk_idEmpresa PRIMARY KEY (</text:span><text:span text:style-name="T1">id </text:span><text:span text:style-name="T4">)</text:span></text:p>
      <text:p text:style-name="P3">);</text:p>
      <text:p text:style-name="P23"><text:span text:style-name="T1">CREATE TABLE </text:span><text:span text:style-name="T5">contrato</text:span><text:span text:style-name="T9">s</text:span><text:span text:style-name="T5">(</text:span></text:p>
      <text:p text:style-name="P23"><text:span text:style-name="T5"><text:tab/></text:span><text:span text:style-name="T6">id INT AUTO_INCREMENT NOT NULL,</text:span></text:p>
      <text:p text:style-name="P23"><text:span text:style-name="T6"><text:tab/></text:span><text:span text:style-name="T7">id_empresa INT NOT NULL,</text:span></text:p>
      <text:p text:style-name="P14"><text:tab/>estado VARCHAR(1)NOT NULL,</text:p>
      <text:p text:style-name="P15"><text:tab/><text:span text:style-name="T16">fecha_inicio DATE NOT NULL,</text:span></text:p>
      <text:p text:style-name="P16"><text:tab/>fecha_fin DATE NOT NULL,</text:p>
      <text:p text:style-name="P27"><text:span text:style-name="T1"><text:tab/></text:span><text:span text:style-name="T8">CONSTRAINT pk_idContrato PRIMARY KEY (</text:span><text:span text:style-name="T6">id </text:span><text:span text:style-name="T8">),</text:span></text:p>
      <text:p text:style-name="P11"><text:tab/>CONSTRAINT fk_idEmpresa FOREIGN KEY (id_empresa)</text:p>
      <text:p text:style-name="P12"><text:tab/>REFERENCES empresas (<text:span text:style-name="T15">id </text:span>)</text:p>
      <text:p text:style-name="P13">);</text:p>
      <text:p text:style-name="P5">CREATE TABLE <text:span text:style-name="T16">categorias</text:span>(</text:p>
      <text:p text:style-name="P8"><text:tab/>id INT AUTO_INCREMENT NOT NULL,</text:p>
      <text:p text:style-name="P21"><text:span text:style-name="T1"><text:tab/></text:span><text:span text:style-name="T3">nombre VARCHAR(255) NOT NULL,</text:span></text:p>
      <text:p text:style-name="P29"><text:span text:style-name="T3"><text:tab/></text:span><text:span text:style-name="T1">descripción VARCHAR (280),</text:span></text:p>
      <text:p text:style-name="P22"><text:span text:style-name="T3"><text:tab/>CONSTRAINT </text:span><text:span text:style-name="T4">pk_idEmpresa PRIMARY KEY (</text:span><text:span text:style-name="T13">i</text:span><text:span text:style-name="T1">d </text:span><text:span text:style-name="T4">)</text:span></text:p>
      <text:p text:style-name="P5">);</text:p>
      <text:p text:style-name="P5"><text:soft-page-break/></text:p>
      <text:p text:style-name="P4">CREATE TABLE <text:span text:style-name="T14">servicios</text:span>(</text:p>
      <text:p text:style-name="P7"><text:tab/>id INT AUTO_INCREMENT NOT NULL,</text:p>
      <text:p text:style-name="P20"><text:span text:style-name="T1"><text:tab/></text:span><text:span text:style-name="T3">nombre VARCHAR(255) NOT NULL,</text:span></text:p>
      <text:p text:style-name="P10"><text:tab/><text:span text:style-name="T16">id_categoria</text:span> <text:span text:style-name="T16">INT</text:span> NOT NULL,</text:p>
      <text:p text:style-name="P10"><text:tab/><text:span text:style-name="T14">precio</text:span> <text:span text:style-name="T14">DOUBLE</text:span> NOT NULL,</text:p>
      <text:p text:style-name="P22"><text:span text:style-name="T3"><text:tab/>CONSTRAINT </text:span><text:span text:style-name="T4">pk_idEmpresa PRIMARY KEY (</text:span><text:span text:style-name="T1">id </text:span><text:span text:style-name="T4">),</text:span></text:p>
      <text:p text:style-name="P21"><text:span text:style-name="T4"><text:tab/></text:span><text:span text:style-name="T8">CONSTRAINT fk_id</text:span><text:span text:style-name="T10">Categoria</text:span><text:span text:style-name="T8"> FOREIGN KEY (id_</text:span><text:span text:style-name="T10">categoria)</text:span></text:p>
      <text:p text:style-name="P12"><text:span text:style-name="T4"><text:tab/>REFERENCES </text:span><text:span text:style-name="T16">categorias</text:span><text:span text:style-name="T4"> (</text:span><text:span text:style-name="T15">id </text:span><text:span text:style-name="T4">)</text:span></text:p>
      <text:p text:style-name="P4">);</text:p>
      <text:p text:style-name="P28"/>
      <text:p text:style-name="P24"><text:span text:style-name="T1">CREATE TABLE </text:span><text:span text:style-name="T5">co</text:span><text:span text:style-name="T8">mprenden</text:span><text:span text:style-name="T5">(</text:span></text:p>
      <text:p text:style-name="P24"><text:span text:style-name="T7"><text:tab/>id_</text:span><text:span text:style-name="T8">contrato</text:span><text:span text:style-name="T7"> INT NOT NULL,</text:span></text:p>
      <text:p text:style-name="P24"><text:span text:style-name="T5"><text:tab/></text:span><text:span text:style-name="T6">id_</text:span><text:span text:style-name="T8">servicios</text:span><text:span text:style-name="T6"> INT <text:s/>NOT NULL,</text:span></text:p>
      <text:p text:style-name="P25"><text:span text:style-name="T8"><text:tab/>CONSTRAINT fk_id</text:span><text:span text:style-name="T9">Contrato</text:span><text:span text:style-name="T8"> FOREIGN KEY (id_</text:span><text:span text:style-name="T9">contrato</text:span><text:span text:style-name="T8">)</text:span></text:p>
      <text:p text:style-name="P27"><text:span text:style-name="T8"><text:tab/>REFERENCES </text:span><text:span text:style-name="T9">contrato</text:span><text:span text:style-name="T12">s</text:span><text:span text:style-name="T8"> (</text:span><text:span text:style-name="T6">id </text:span><text:span text:style-name="T8">),</text:span></text:p>
      <text:p text:style-name="P26"><text:span text:style-name="T8"><text:tab/>CONSTRAINT fk_id</text:span><text:span text:style-name="T9">Servicios</text:span><text:span text:style-name="T8"> FOREIGN KEY (id_</text:span><text:span text:style-name="T9">servicio</text:span><text:span text:style-name="T11">s</text:span><text:span text:style-name="T8">)</text:span></text:p>
      <text:p text:style-name="P27"><text:span text:style-name="T8"><text:tab/>REFERENCES </text:span><text:span text:style-name="T9">servicio</text:span><text:span text:style-name="T12">s</text:span><text:span text:style-name="T8"> (</text:span><text:span text:style-name="T6">id </text:span><text:span text:style-name="T8">)</text:span></text:p>
      <text:p text:style-name="P32">); <text:s/></text:p>
      <text:p text:style-name="P32">/*<text:span text:style-name="T17">Las tablas quedan creadas por Sequelize, este en la tabla comprenden crea <text:s/>una unique key … también parece carecer de la creación de una foreign key</text:span>*/</text:p>
      <text:p text:style-name="P33">INSERTS:</text:p>
      <text:p text:style-name="P36">Empresas:</text:p>
      <text:p text:style-name="P34">INSERT INTO `empresas`(`nombre`, `direccion`, `telefono`, `correo`) VALUES ('EmpresaTest1','DirecciónTest1','TelefonoTest1','CorreoTest1');</text:p>
      <text:p text:style-name="P34">INSERT INTO `empresas`(`nombre`, `direccion`, `telefono`, `correo`) VALUES ('EmpresaTest2','DirecciónTest2','TelefonoTest2','CorreoTest2');</text:p>
      <text:p text:style-name="P34">INSERT INTO `empresas`(`nombre`, `direccion`, `telefono`, `correo`) VALUES ('EmpresaTest3','DirecciónTest3','TelefonoTest3','CorreoTest3');</text:p>
      <text:p text:style-name="P34">INSERT INTO `empresas`(`nombre`, `direccion`, `telefono`, `correo`) VALUES ('EmpresaTest4','DirecciónTest4','TelefonoTest4','CorreoTest4');</text:p>
      <text:p text:style-name="P34"/>
      <text:p text:style-name="P34"/>
      <text:p text:style-name="P36"><text:soft-page-break/>Contratos:</text:p>
      <text:p text:style-name="P34">INSERT INTO `contratos`(`tipo`, `fecha_inicio`, `fecha_fin`, `empresaId`) VALUES ('TipoContratoTest1','01/01/01','12/31/18',1);</text:p>
      <text:p text:style-name="P34">INSERT INTO `contratos`(`tipo`, `fecha_inicio`, `fecha_fin`, `empresaId`) VALUES ('TipoContratoTest2','01/01/01','12/31/18',2);</text:p>
      <text:p text:style-name="P34">INSERT INTO `contratos`(`tipo`, `fecha_inicio`, `fecha_fin`, `empresaId`) VALUES ('TipoContratoTest3','01/01/01','12/31/18',3);</text:p>
      <text:p text:style-name="P34">INSERT INTO `contratos`(`tipo`, `fecha_inicio`, `fecha_fin`, `empresaId`) VALUES ('TipoContratoTest4','01/01/01','12/31/18',4);</text:p>
      <text:p text:style-name="P37">Categorias:</text:p>
      <text:p text:style-name="P35">INSERT INTO `categorias`(`nombre`, `descripcion`) VALUES ('CategoriaTest1','Test 1 de Categoría');</text:p>
      <text:p text:style-name="P35">INSERT INTO `categorias`(`nombre`, `descripcion`) VALUES ('CategoriaTest2','Test 2 de Categoría');</text:p>
      <text:p text:style-name="P35">INSERT INTO `categorias`(`nombre`, `descripcion`) VALUES ('CategoriaTest3','Test 3 de Categoría');</text:p>
      <text:p text:style-name="P35">INSERT INTO `categorias`(`nombre`, `descripcion`) VALUES ('CategoriaTest4','Test 4 de Categoría');</text:p>
      <text:p text:style-name="P37">Servicios:</text:p>
      <text:p text:style-name="P35">INSERT INTO `servicios`(`nombre`, `precio`, `id_categoria`, `categoriaId`) VALUES ('ServicioTest1',1.00,1);</text:p>
      <text:p text:style-name="P35">INSERT INTO `servicios`(`nombre`, `precio`, `id_categoria`, `categoriaId`) VALUES ('ServicioTest2',2.00,2);</text:p>
      <text:p text:style-name="P35">INSERT INTO `servicios`(`nombre`, `precio`, `id_categoria`, `categoriaId`) VALUES ('ServicioTest3',3.00,3);</text:p>
      <text:p text:style-name="P35">INSERT INTO `servicios`(`nombre`, `precio`, `id_categoria`, `categoriaId`) VALUES ('ServicioTest4',4.00,4);</text:p>
      <text:p text:style-name="P35"/>
      <text:p text:style-name="P38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5:47:53.003000000</meta:creation-date>
    <dc:date>2018-12-08T23:34:19.550000000</dc:date>
    <meta:editing-duration>PT1H4M45S</meta:editing-duration>
    <meta:editing-cycles>14</meta:editing-cycles>
    <meta:generator>LibreOffice/6.1.3.2$Windows_X86_64 LibreOffice_project/86daf60bf00efa86ad547e59e09d6bb77c699acb</meta:generator>
    <meta:document-statistic meta:table-count="0" meta:image-count="0" meta:object-count="0" meta:page-count="4" meta:paragraph-count="70" meta:word-count="353" meta:character-count="3468" meta:non-whitespace-character-count="3149"/>
  </office:meta>
</office:document-meta>
</file>